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1pt"/>
    </style:style>
    <style:style style:name="co2" style:family="table-column">
      <style:table-column-properties fo:break-before="auto" style:column-width="228.81pt"/>
    </style:style>
    <style:style style:name="co3" style:family="table-column">
      <style:table-column-properties fo:break-before="auto" style:column-width="164.44pt"/>
    </style:style>
    <style:style style:name="co4" style:family="table-column">
      <style:table-column-properties fo:break-before="auto" style:column-width="201.8pt"/>
    </style:style>
    <style:style style:name="co5" style:family="table-column">
      <style:table-column-properties fo:break-before="auto" style:column-width="252.65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59.21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LCD-DRIVER_Rev_C_LCD-10-T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style-name="ce3"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0,R31,R32,R33,R6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R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8,R4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10R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5,R36,R39,R5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05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1,R14,R18,R22,R23,R34,R42,R48,R6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5,R37,R43,R5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6,R4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6.2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nF/16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6,C9,C1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0nF/50V/20%/Y5V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5,C18,C22,C23,C24,C2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uF/50V/1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16,C1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7,C20,C21,C25,C27,C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H/1.5A/220mR/20%/CD53(YS53-220M)</text:p>
          </table:table-cell>
          <table:table-cell office:value-type="string" calcext:value-type="string">
            <text:p>CD53(54)</text:p>
          </table:table-cell>
          <table:table-cell office:value-type="string" calcext:value-type="string">
            <text:p>L1,L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54C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ZV55C20/SOD80C</text:p>
          </table:table-cell>
          <table:table-cell office:value-type="string" calcext:value-type="string">
            <text:p>SOD80C-4148-KA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54S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D4,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ZV55C5V1/SOD80C</text:p>
          </table:table-cell>
          <table:table-cell office:value-type="string" calcext:value-type="string">
            <text:p>SOD80C-4148-KA</text:p>
          </table:table-cell>
          <table:table-cell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LML6402(SOT23-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,FET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C114YKA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3036BKTR-G1(SOT23-6)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U3,U4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LE-PAV16X-2x20(0.8_bud)</text:p>
          </table:table-cell>
          <table:table-cell office:value-type="string" calcext:value-type="string">
            <text:p>GPH127SMT-02X20</text:p>
            <text:p>(PA-V16X-2X20-LF)_Drill_0.9mm</text:p>
          </table:table-cell>
          <table:table-cell office:value-type="string" calcext:value-type="string">
            <text:p>LCD_Lime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LE-PAV16X-2x20(0.8_bud)</text:p>
          </table:table-cell>
          <table:table-cell office:value-type="string" calcext:value-type="string">
            <text:p>GPCB127SMT-02X20</text:p>
            <text:p>(YA-V36P-2X20-LF)_Drill_0.9mm</text:p>
          </table:table-cell>
          <table:table-cell office:value-type="string" calcext:value-type="string">
            <text:p>LCD_Lim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-B-V-40-LF</text:p>
          </table:table-cell>
          <table:table-cell office:value-type="string" calcext:value-type="string">
            <text:p>GBH254SMT-40</text:p>
          </table:table-cell>
          <table:table-cell office:value-type="string" calcext:value-type="string">
            <text:p>LCD_CON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CD-10"(1024x600_LOYE_BOE10.1-33LEDH)</text:p>
            <text:p>+(FPV-WZA21-50-LF)</text:p>
          </table:table-cell>
          <table:table-cell office:value-type="string" calcext:value-type="string">
            <text:p>FPV-WZA21-50-LF</text:p>
          </table:table-cell>
          <table:table-cell office:value-type="string" calcext:value-type="string">
            <text:p>LCD-10,1in_DISP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CD-TS10(LCD-10"_TOUCHPANEL)</text:p>
            <text:p>+(FPA-WZB25-04-LF)</text:p>
          </table:table-cell>
          <table:table-cell office:value-type="string" calcext:value-type="string">
            <text:p>FPA-WZB25-04-LF</text:p>
          </table:table-cell>
          <table:table-cell office:value-type="string" calcext:value-type="string">
            <text:p>LCD-10,1in_RTP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40-LF</text:p>
          </table:table-cell>
          <table:table-cell office:value-type="string" calcext:value-type="string">
            <text:p>LCD_FLAT_C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WRJ-2mm(DCJ-W54R-20-LF)</text:p>
          </table:table-cell>
          <table:table-cell office:value-type="string" calcext:value-type="string">
            <text:p>PWR_JACK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J_Closed</text:p>
          </table:table-cell>
          <table:table-cell office:value-type="string" calcext:value-type="string">
            <text:p>VLED-_E1,VLED+_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V:Opened/5.0V:Closed</text:p>
          </table:table-cell>
          <table:table-cell office:value-type="string" calcext:value-type="string">
            <text:p>SJ_2_SMALL_23_TIED</text:p>
          </table:table-cell>
          <table:table-cell office:value-type="string" calcext:value-type="string">
            <text:p>3.3V/5.0V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RL:Closed/EN:Opened</text:p>
          </table:table-cell>
          <table:table-cell office:value-type="string" calcext:value-type="string">
            <text:p>SJ_2_SMALL_23_TIED</text:p>
          </table:table-cell>
          <table:table-cell office:value-type="string" calcext:value-type="string">
            <text:p>CTRL/EN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L/R_EN1,U/D_E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WU10S)</text:p>
          </table:table-cell>
          <table:table-cell office:value-type="string" calcext:value-type="string">
            <text:p>WU10S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(LCD-4.3"(480x272_GFT043HA480272Y)</text:p>
            <text:p>+(FPV-WZA21-40-LF))</text:p>
          </table:table-cell>
          <table:table-cell office:value-type="string" calcext:value-type="string">
            <text:p>FPV-WZA21-40-LF</text:p>
          </table:table-cell>
          <table:table-cell office:value-type="string" calcext:value-type="string">
            <text:p>LCD-4,3in_DISP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(22uF/6.3V/20%/X5R/C0603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,C3,C5,C11,C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0nF/16V/10%/X7R/C0402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4,C10,C1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10nF/50V/10%/X7R/C0402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2,C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BZV55C3V9/SOD80C)</text:p>
          </table:table-cell>
          <table:table-cell office:value-type="string" calcext:value-type="string">
            <text:p>SOD80C-4148-KA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BZV55C3V6/SOD80C)</text:p>
          </table:table-cell>
          <table:table-cell office:value-type="string" calcext:value-type="string">
            <text:p>SOD80C-4148-KA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(LCD-5â€(CAPACITIVE_TS)+</text:p>
            <text:p>(FPV-WZB201-06-LF))</text:p>
          </table:table-cell>
          <table:table-cell office:value-type="string" calcext:value-type="string">
            <text:p>FPV-WZB201-06-LF</text:p>
          </table:table-cell>
          <table:table-cell office:value-type="string" calcext:value-type="string">
            <text:p>LCD-5in_CTP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(LCD-5â€(800x480_HDW050TN22)+</text:p>
            <text:p>(FPV-WZA21-40-LF))</text:p>
          </table:table-cell>
          <table:table-cell office:value-type="string" calcext:value-type="string">
            <text:p>FPV-WZA21-40-LF</text:p>
          </table:table-cell>
          <table:table-cell office:value-type="string" calcext:value-type="string">
            <text:p>LCD-5in_DISP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FPV-WZB201-06-LF)</text:p>
          </table:table-cell>
          <table:table-cell office:value-type="string" calcext:value-type="string">
            <text:p>FPV-WZB201-06-LF</text:p>
          </table:table-cell>
          <table:table-cell office:value-type="string" calcext:value-type="string">
            <text:p>LCD-7in_CTP1,LCD-10,1in_CTP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(LCD-7"(800x480_AT070TN92)+</text:p>
            <text:p>(FPV-WZA21-50-LF))</text:p>
          </table:table-cell>
          <table:table-cell office:value-type="string" calcext:value-type="string">
            <text:p>FPV-WZA21-50-LF</text:p>
          </table:table-cell>
          <table:table-cell office:value-type="string" calcext:value-type="string">
            <text:p>LCD-7in_DISP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(LCD-TS7(LCD-7"_TOUCHPANEL)+</text:p>
            <text:p>(FPA-WZB25-04-LF))</text:p>
          </table:table-cell>
          <table:table-cell office:value-type="string" calcext:value-type="string">
            <text:p>FPA-WZB25-04-LF</text:p>
          </table:table-cell>
          <table:table-cell office:value-type="string" calcext:value-type="string">
            <text:p>LCD-7in_RTP1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NA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4,R5,R8,R12,R13,R17,R20,R21,</text:p>
            <text:p>R24,R49,R62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NA(10k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,R3,R6,R7,R9,R10,R19,R51,R52,</text:p>
            <text:p>R53, R54,R56,R57,R59,R60,R6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0k/1%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2.2k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6,R27,R28,R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AR1021T-I_SS(SSOP-20))</text:p>
          </table:table-cell>
          <table:table-cell office:value-type="string" calcext:value-type="string">
            <text:p>SSOP-20W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AT24C16C-SSHM-T(SOIC-8_150mil))</text:p>
          </table:table-cell>
          <table:table-cell office:value-type="string" calcext:value-type="string">
            <text:p>SOIC-8_150mil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(LCD-7"(800x480_CX700TN94-CTP38)+</text:p>
            <text:p>(FPV-WZA21-50-LF))</text:p>
          </table:table-cell>
          <table:table-cell office:value-type="string" calcext:value-type="string">
            <text:p>FPV-WZA21-50-LF</text:p>
          </table:table-cell>
          <table:table-cell office:value-type="string" calcext:value-type="string">
            <text:p>LCD-7in_DISP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(LCD-10"_CAP_TS(1024x600_IPS_</text:p>
            <text:p>CXT101H39-42E)+(FPV-WZA21-50-LF))</text:p>
          </table:table-cell>
          <table:table-cell office:value-type="string" calcext:value-type="string">
            <text:p>FPV-WZA21-50-LF</text:p>
          </table:table-cell>
          <table:table-cell office:value-type="string" calcext:value-type="string">
            <text:p>LCD-10,1in_DISP2</text:p>
          </table:table-cell>
          <table:table-cell table:number-columns-repeated="102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scale-to="90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9-07-30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0">00/00/0000</text:date>, <text:time style:data-style-name="N2" text:time-value="13:03:31.693658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30T13:04:24.515032208</dc:date>
    <meta:editing-duration>PT18M55S</meta:editing-duration>
    <meta:editing-cycles>33</meta:editing-cycles>
    <meta:document-statistic meta:table-count="1" meta:cell-count="220" meta:object-count="0"/>
  </office:meta>
</office:document-meta>
</file>